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 do you spend on the following activities: Watching Tele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atching news or politics And current affairs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istening to the rad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istening to news or politics and current affairs on rad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eading the newspap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Reading about news or politics and current affairs in newspap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- whether at home or at work - for your personal use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sing this card, generally speaking, would you say that most people can be trusted, or that you can't be too careful in dealing with people?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sing this card, do you think that most people would try to take advantage of you if they got the chance, or would they try to be fair?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- are yo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the institution at all, and 10 means you have complete trust.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The Dáil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he legal system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he Gardaí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oliticians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olitical Parties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The European Parliament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The United Nations?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general election in May 2002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give your first preference vote to in that election?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Ireland or help prevent things from going wrong.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irstly have you...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ontacted a politician, government or local government offici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orked in a political party or action grou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orked in another organisation or associati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orn or displayed a campaign badge/ stick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gned a peti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Taken part in a lawful public demonstrat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oycotted certain produc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.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ing this card, where would you place yourself on this scale, where '0' means the left and '10' means the right?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All things considered, how satisfied are you with the following statements?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Please answer using this card, where '0' means extremely dissatisfied and '10' means extremely satisfied.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Your life as a whole nowaday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The present state of the Irish econom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he governmen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How democracy works in Irelan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Now, using this card, please say what you think overall about the state of the following services in Ireland nowadays?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Educatio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The Health Servic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Using this card, please say to what extent you agree or disagree with each of the following statements.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, thinking about the European Union, some say European unification should go further.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sing this card, what number on the scale best describes your position.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To what extent do you think Ireland should allow the following types of people to come and live here?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People of the same race or ethnic group as most of the people in Irelan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ople of a different race or ethnic group from most of the people in Irelan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ople from poorer countries outside Europ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Ireland's economy that people come to live here from other countries?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Would you say that Ireland's cultural life is generally undermined or enriched by people coming to live here from other countries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Ireland made a worse or better place to live by people coming to live here from other countries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ing this card, how often do you meet socially with friends, relatives or work colleagues?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burglary or assault in the last 5 years?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feel walking alone in this area after dark?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you feel...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cord as fully as possible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sk about specific denomination (e.g.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f Protestant, record if whether C of I, Presbyterian, Methodist etc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cord as fully as possibl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Ireland?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Ireland?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Ireland?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Ireland?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Ireland?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Ireland?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ose weight?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mprove their memory?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el happier?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mprove their sex life?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 headache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– do you prefer to see...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sing this card, how many times in the past twelve months have you consulted a doctor for yourself?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, please indicate how often you think the following applies to doctors in general: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sing this card, how much you agree or disagree with each of these statements: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, car mechanics and other repair peopl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someone paying cash with no receipt so as to avoid paying VAT or other taxes?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 asking someone for a favour or bribe in return for their services?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sing this card, how much you agree or disagree with these statements about how people see rules and laws?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sing this card, how much you agree or disagree with these statements about the way economy works these days?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customers and consumers are in a better position to protect their interest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 kept the change from a shop assistant or waiter knowing they had given you too much?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 paid cash with no receipt so as to avoid paying VAT or other taxes?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sold something second-hand and concealed some or all of its faults?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misused or altered a card or document to pretend you were eligible for something you were not?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 made an exaggerated or false insurance claim?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 offered a favour or bribe to a public official in return for their services?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over-claimed or falsely claimed government benefits such as social security or other benefits?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S_R02_2004_ENG_I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ow many people in total (including yourself and all children of all ages/ live here regularly as members of this household?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SS_R02_2004_ENG_IE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ecord Gender of each person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ESS_R02_2004_ENG_IE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Record year of birth of each person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SS_R02_2004_ENG_IE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Record relationship of each person TO THE RESPONDENT (listed on line 1)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IE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completed to date?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IE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sing this card, which of these descriptions applies to what you have been doing for the last 7 days?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IE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IE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 you have?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 you have a work contract of...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 employed at the place where you usually work?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IE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sing this card, please say how much the management at your work allows you...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to decide how your own daily work is organised?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to choose or change your pace of work?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S_R02_2004_ENG_IE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'basic' or contracted hours each week (in your main job), excluding any paid and unpaid overtime?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SS_R02_2004_ENG_IE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?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s any of these periods lasted for 12 months or more?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er Week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er Month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er Year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spouse has achieved?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 has been doing for the last 7 days?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And which of the descriptions on this card best describes his situation (in the last 7 days)?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 do any paid work (of an hour or more) in the last 7 days?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r work does he do most of the time?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 ...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IE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 have any responsibility for supervising the work of other employees?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IE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I am going to read out a list of things about your partner's working life.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sing this card, please say how much the management at his work allows him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to decide how his own daily work is organised?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to influence the policy decisions about the activities of the organisation?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 normally work a week (in his main job)?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 overtim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was the highest level of education your father completed: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 did your father work as: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's did he have?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IE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f his main job?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?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was the highest level of education your mother completed: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 did your mother work as: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's did she have?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IE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f her main job?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?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you tell me your present marital status and since when you have held this status?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.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?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children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together even if they don't get alon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 ought to be his or her main priorityinlife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2_2004_ENG_IE_23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ow to divide house-work.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money?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the amount of time spent on paid work?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 on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...occasional more expensive purchases for the household?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working evenings or nights...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.having to work overtime at short notice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58 Using this card, how often does his/her work involve working at weekends?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 in total, do people in your household spend on housework for your home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IE_249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hold as described on the card.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 in total, do people in your household spend on housework for your home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54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d doing housework during a typical weekend?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 0 means a home which does not have running water and 10 means a home with a dishwasher, how would you rate your own home?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 or elderly?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IE_268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IE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IE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 year was he/she born?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IE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IE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Using this card, please tell me how much financial support you currently provide to your child(ren) or grandchildren who live apart from you?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How much support in everyday housework or care do your provide for your grown up children or grandchildren who live apart from you?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're your grown up children or grandchildren who live apart from you?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, please tell me how true each of the following statements is about your current job.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?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IE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each of the following statements?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Now using this card, how difficult or easy would it be for you to get a similar or better job with another employer if you wanted to?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...working evenings or night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...having to work overtime at shor tnotice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?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Using this card, how often do you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.keep worrying about work problems when you are not working?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.find that your job prevents you from giving the time you want to your partner or family?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ow often do you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that your partner or family gets fed up with the pressure of your job?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I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If no ‘usual' pay, record pay in last full pay period.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SK IF MAIN ACTIVITY IS STUDY/EDUCATION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.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 and preparing for tests and exams.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2_2004_ENG_I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r retire?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I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)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2_2004_ENG_I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time work because you were caring for your child(ren)?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Now I'd like to ask you a few questions about your interest in and knowledge of politics.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If you don't know the answer, please just say so, and we'll move straight on to the next one.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Looking at this card, can you tell me the name of the Minister for Finance?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Can you tell me which political party has SECOND largest number of seats in the Dáil?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Obviously, a person on a low income will pay less total money in income tax than someone on a high income.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But do you think that a person on a low income pays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Five countries have permanent seats on the Security Council of the United Nations.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an you tell me all or any of the names of any of these five countries?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Which of the following best describes who is entitled to vote in elections for the Dáil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What is the maximum number of years allowed between elections for the Dáil?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d the respondent ask for clarification on any questions?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id you feel that the respondent was reluctant to answer any questions?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id you feel that the respondent tried to answer the questions to the best of his or her ability?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verall, did you feel that the respondent understood the questions?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as anyone else present, who interfered with the interview?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Who was this?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2_2004_ENG_IE_35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If you have any additional comments on the interview, please write them in the space below.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All things considered how satisfied are you with the following statements?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Please answer using this card, where 0 means extremely dissatisfied and 10 means extremely satisfied.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the present state of the Irish economy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he government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how democracy works in Ireland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 please tell me on a score of 0-10 how much you personally trust each of these institutions I read out.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the institution at all and 10 means you have complete trust.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he legal system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olitician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 please indicate how often you think the following applies to doctors in general: Doctors keep the whole truth from their patients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 they discuss it with their patient.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 in total do people in your household spend on housework for your home?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.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en should be prepared to cut down on her paid work for the sake of her family.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 please tell me how true each of the following statements is about your current job.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the children.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of my work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 men should have more right to a job than women.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When jobs are scarce women should have the same right to a job as men.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On the whole how satisfied are you with the present state of the economy in Ireland?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Now thinking about the Irish government how satisfied are you with the way it is doing its job?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And on the whole how satisfied are you with the way democracy works in Ireland?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On a typical weekday about how many hours in total do people in your household spend on housework for your home?.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Write in hours: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0% means absolutely none and 100% means absolutely all.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Write in percentage.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And what percentage of this time does your does your husband/wife/partner spend?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0% means absolutely none and 100% means absolutely all.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write in percentage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Please choose one of the following to describe how varied your work is.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On a typical weekday about how many hours in total do people in your household spend on housework for your home?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rite in hours: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Please choose one of the following to describe how secure your work is.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please choose one of the following to describe how much if at all your work puts your health and safety at risk.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Please indicate on a scale from 0 to 10 how much you personally trust each of the following institutions.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0 means that you do not trust at all and 10 means you have complete trust.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the dáil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the legal system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the politicians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Please indicate to what extent you agree or disagree with each of the following statements about doctors in general.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Doctors usually keep the whole truth from their patients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GPs usually treat their patients as their equals.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And about how many of these hours do you spend yourself?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Write in hours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Before doctors decide on a treatment they usually discuss it with their patients.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Please indicate on a scale of 0 to 10 how varied your work is, where 0 is not at all varied and 10 is very varied.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Please indicate on a scale of 0 to 10 how secure your job is , where 0 is not at all secure and 10 is very secure.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please indicate on a scale of 0 to 10 how much your health and safety is at risk from your work, where 0 is not at all at risk and 10 is very much at risk.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On the whole how satisfied are you with the present state of the economy in Ireland?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Now thinking about the Irish government how satisfied are you with the way it is doing its job?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On the whole how satisfied are you with the way democracy works in Ireland?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Please indicate on a scale of 0 to 10 how much you personally trust each of the following institutions.0 means that you do not trust an institution at all and 10 means you have complete trust.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the Dáil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the legal system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And about how many hours does your husband/wife/partner spend?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Write in hours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the politicians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Please indicate to what extent you agree or disagree with each of the following statements about doctors in general.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Doctors rarely keep the whole truth from their patients.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GPs rarely treat their patients as their equals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Before doctors decide ona treatment they rarely discuss it with their patient.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A women should not have to cut down on her paid work for the sake of the family.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Women should take more responsibility for the home and the children than men.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0.5 ho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.5 hour to 1 h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 up to 1.5 hou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n't kno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0.5 ho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.5 hour to 1 h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 up to 1.5 hou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on't kno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on't know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ot at all interested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on't know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on't know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on't know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on't know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ianna Fail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ine Gael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bour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rogressive Democrats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een Party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inn Féin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dependent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 (specify)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Refused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on't know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ianna Fáil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ine Gael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bour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rogressive Democrats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een Party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inn Fein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 (specify)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efused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on't know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at all Close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n't know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ianna Fáil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ine Gael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bour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rogressive Democrats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een Party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inn Fein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 (specify)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fused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on't know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<text:s/>Extremely bad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<text:s/>Extremely good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(Don't know)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bad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Extremely good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on't know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on't know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Safe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unsafe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n't know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good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bad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on't know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on't know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301" calcext:value-type="float">
            <text:p>3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302" calcext:value-type="float">
            <text:p>3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on't know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on't know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rite down)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329" calcext:value-type="float">
            <text:p>3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use prescribed medicine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know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335" calcext:value-type="float">
            <text:p>3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n't remember last occasion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ever had a prescription from a doctor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her answer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n't know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n't know</text:p>
          </table:table-cell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ough choice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ot enough choice</text:p>
          </table:table-cell>
          <table:table-cell office:value-type="float" office:value="366" calcext:value-type="float">
            <text:p>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on't know</text:p>
          </table:table-cell>
          <table:table-cell office:value-type="float" office:value="367" calcext:value-type="float">
            <text:p>3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he same doctor for all your everyday health problems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preference either way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on't know</text:p>
          </table:table-cell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372" calcext:value-type="float">
            <text:p>3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on't know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402" calcext:value-type="float">
            <text:p>4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403" calcext:value-type="float">
            <text:p>4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404" calcext:value-type="float">
            <text:p>4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on't know</text:p>
          </table:table-cell>
          <table:table-cell office:value-type="float" office:value="406" calcext:value-type="float">
            <text:p>4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412" calcext:value-type="float">
            <text:p>4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414" calcext:value-type="float">
            <text:p>4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415" calcext:value-type="float">
            <text:p>4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 would never do it</text:p>
          </table:table-cell>
          <table:table-cell office:value-type="float" office:value="416" calcext:value-type="float">
            <text:p>4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Refused</text:p>
          </table:table-cell>
          <table:table-cell office:value-type="float" office:value="417" calcext:value-type="float">
            <text:p>4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on't know how many</text:p>
          </table:table-cell>
          <table:table-cell office:value-type="float" office:value="418" calcext:value-type="float">
            <text:p>4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big city</text:p>
          </table:table-cell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a big city</text:p>
          </table:table-cell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town or small city</text:p>
          </table:table-cell>
          <table:table-cell office:value-type="float" office:value="428" calcext:value-type="float">
            <text:p>4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430" calcext:value-type="float">
            <text:p>4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Don't know)</text:p>
          </table:table-cell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ne/Primary not completed</text:p>
          </table:table-cell>
          <table:table-cell office:value-type="float" office:value="435" calcext:value-type="float">
            <text:p>4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y or equivalent</text:p>
          </table:table-cell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Intermediate/Junior/Group Certificate or equivalent.</text:p>
          </table:table-cell>
          <table:table-cell office:value-type="float" office:value="437" calcext:value-type="float">
            <text:p>4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eaving Certificate or equivalent</text:p>
          </table:table-cell>
          <table:table-cell office:value-type="float" office:value="438" calcext:value-type="float">
            <text:p>4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/Certificate</text:p>
          </table:table-cell>
          <table:table-cell office:value-type="float" office:value="439" calcext:value-type="float">
            <text:p>4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y degree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ost graduate/higher degree</text:p>
          </table:table-cell>
          <table:table-cell office:value-type="float" office:value="441" calcext:value-type="float">
            <text:p>4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Don't know)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443" calcext:value-type="float">
            <text:p>4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- fine or applied</text:p>
          </table:table-cell>
          <table:table-cell office:value-type="float" office:value="444" calcext:value-type="float">
            <text:p>4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- languages, classics, history, theology, etc</text:p>
          </table:table-cell>
          <table:table-cell office:value-type="float" office:value="445" calcext:value-type="float">
            <text:p>4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447" calcext:value-type="float">
            <text:p>4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448" calcext:value-type="float">
            <text:p>4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449" calcext:value-type="float">
            <text:p>4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</text:p>
          </table:table-cell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451" calcext:value-type="float">
            <text:p>4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452" calcext:value-type="float">
            <text:p>4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453" calcext:value-type="float">
            <text:p>4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454" calcext:value-type="float">
            <text:p>4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- police, army, fire services, etc</text:p>
          </table:table-cell>
          <table:table-cell office:value-type="float" office:value="455" calcext:value-type="float">
            <text:p>4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Don't know)</text:p>
          </table:table-cell>
          <table:table-cell office:value-type="float" office:value="457" calcext:value-type="float">
            <text:p>4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459" calcext:value-type="float">
            <text:p>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her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Don't know)</text:p>
          </table:table-cell>
          <table:table-cell office:value-type="float" office:value="466" calcext:value-type="float">
            <text:p>4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459" calcext:value-type="float">
            <text:p>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retired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Other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Don't know)</text:p>
          </table:table-cell>
          <table:table-cell office:value-type="float" office:value="466" calcext:value-type="float">
            <text:p>4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on't</text:p>
          </table:table-cell>
          <table:table-cell office:value-type="float" office:value="467" calcext:value-type="float">
            <text:p>4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n employee</text:p>
          </table:table-cell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469" calcext:value-type="float">
            <text:p>4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ork in own family's business</text:p>
          </table:table-cell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Don't know)</text:p>
          </table:table-cell>
          <table:table-cell office:value-type="float" office:value="471" calcext:value-type="float">
            <text:p>4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limited duration</text:p>
          </table:table-cell>
          <table:table-cell office:value-type="float" office:value="472" calcext:value-type="float">
            <text:p>4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imited duration</text:p>
          </table:table-cell>
          <table:table-cell office:value-type="float" office:value="473" calcext:value-type="float">
            <text:p>4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No contract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Don't know)</text:p>
          </table:table-cell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der 10</text:p>
          </table:table-cell>
          <table:table-cell office:value-type="float" office:value="476" calcext:value-type="float">
            <text:p>4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477" calcext:value-type="float">
            <text:p>4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478" calcext:value-type="float">
            <text:p>4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479" calcext:value-type="float">
            <text:p>4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500 or more</text:p>
          </table:table-cell>
          <table:table-cell office:value-type="float" office:value="480" calcext:value-type="float">
            <text:p>4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Don't know)</text:p>
          </table:table-cell>
          <table:table-cell office:value-type="float" office:value="481" calcext:value-type="float">
            <text:p>4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496" calcext:value-type="float">
            <text:p>4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Don't know)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 ...</text:p>
          </table:table-cell>
          <table:table-cell office:value-type="float" office:value="498" calcext:value-type="float">
            <text:p>49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excl farming..</text:p>
          </table:table-cell>
          <table:table-cell office:value-type="float" office:value="499" calcext:value-type="float">
            <text:p>4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...</text:p>
          </table:table-cell>
          <table:table-cell office:value-type="float" office:value="501" calcext:value-type="float">
            <text:p>5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...</text:p>
          </table:table-cell>
          <table:table-cell office:value-type="float" office:value="502" calcext:value-type="float">
            <text:p>5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Welfare payment...</text:p>
          </table:table-cell>
          <table:table-cell office:value-type="float" office:value="503" calcext:value-type="float">
            <text:p>5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504" calcext:value-type="float">
            <text:p>5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...</text:p>
          </table:table-cell>
          <table:table-cell office:value-type="float" office:value="505" calcext:value-type="float">
            <text:p>5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Don't know)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Less than €40</text:p>
          </table:table-cell>
          <table:table-cell office:value-type="float" office:value="507" calcext:value-type="float">
            <text:p>5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€40 to under €70</text:p>
          </table:table-cell>
          <table:table-cell office:value-type="float" office:value="508" calcext:value-type="float">
            <text:p>5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€70 to under €120</text:p>
          </table:table-cell>
          <table:table-cell office:value-type="float" office:value="509" calcext:value-type="float">
            <text:p>5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€120 to under €230</text:p>
          </table:table-cell>
          <table:table-cell office:value-type="float" office:value="510" calcext:value-type="float">
            <text:p>5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€230 to under €350</text:p>
          </table:table-cell>
          <table:table-cell office:value-type="float" office:value="511" calcext:value-type="float">
            <text:p>5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€350 to under €460</text:p>
          </table:table-cell>
          <table:table-cell office:value-type="float" office:value="512" calcext:value-type="float">
            <text:p>5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€460 to under €580</text:p>
          </table:table-cell>
          <table:table-cell office:value-type="float" office:value="513" calcext:value-type="float">
            <text:p>5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€580 to under €690</text:p>
          </table:table-cell>
          <table:table-cell office:value-type="float" office:value="514" calcext:value-type="float">
            <text:p>5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€690 to under €1150</text:p>
          </table:table-cell>
          <table:table-cell office:value-type="float" office:value="515" calcext:value-type="float">
            <text:p>5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€1,150 to under €1,730</text:p>
          </table:table-cell>
          <table:table-cell office:value-type="float" office:value="516" calcext:value-type="float">
            <text:p>5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€1,730 to under €2,310</text:p>
          </table:table-cell>
          <table:table-cell office:value-type="float" office:value="517" calcext:value-type="float">
            <text:p>5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,310 or more</text:p>
          </table:table-cell>
          <table:table-cell office:value-type="float" office:value="518" calcext:value-type="float">
            <text:p>5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Don't know)</text:p>
          </table:table-cell>
          <table:table-cell office:value-type="float" office:value="519" calcext:value-type="float">
            <text:p>5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520" calcext:value-type="float">
            <text:p>5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521" calcext:value-type="float">
            <text:p>5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522" calcext:value-type="float">
            <text:p>5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,000</text:p>
          </table:table-cell>
          <table:table-cell office:value-type="float" office:value="523" calcext:value-type="float">
            <text:p>5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,000 to under €1,500</text:p>
          </table:table-cell>
          <table:table-cell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,500 to under €2,000</text:p>
          </table:table-cell>
          <table:table-cell office:value-type="float" office:value="525" calcext:value-type="float">
            <text:p>5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,000 to under €2,500</text:p>
          </table:table-cell>
          <table:table-cell office:value-type="float" office:value="526" calcext:value-type="float">
            <text:p>5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,500 to under €3,000</text:p>
          </table:table-cell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,000 to under €5,000</text:p>
          </table:table-cell>
          <table:table-cell office:value-type="float" office:value="528" calcext:value-type="float">
            <text:p>5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,000 to under €7,500</text:p>
          </table:table-cell>
          <table:table-cell office:value-type="float" office:value="529" calcext:value-type="float">
            <text:p>5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,500 to under €10,000</text:p>
          </table:table-cell>
          <table:table-cell office:value-type="float" office:value="530" calcext:value-type="float">
            <text:p>5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,000 or more</text:p>
          </table:table-cell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Don't know)</text:p>
          </table:table-cell>
          <table:table-cell office:value-type="float" office:value="532" calcext:value-type="float">
            <text:p>5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,800</text:p>
          </table:table-cell>
          <table:table-cell office:value-type="float" office:value="533" calcext:value-type="float">
            <text:p>5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,800 to under €3,600</text:p>
          </table:table-cell>
          <table:table-cell office:value-type="float" office:value="534" calcext:value-type="float">
            <text:p>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,600 to under €6,000</text:p>
          </table:table-cell>
          <table:table-cell office:value-type="float" office:value="535" calcext:value-type="float">
            <text:p>5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6,000 to under €12,000</text:p>
          </table:table-cell>
          <table:table-cell office:value-type="float" office:value="536" calcext:value-type="float">
            <text:p>5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2,000 to under €18,000</text:p>
          </table:table-cell>
          <table:table-cell office:value-type="float" office:value="537" calcext:value-type="float">
            <text:p>5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8,000 to under €24,000</text:p>
          </table:table-cell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4,000 to under €30,000</text:p>
          </table:table-cell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30,000 to under €36,000</text:p>
          </table:table-cell>
          <table:table-cell office:value-type="float" office:value="540" calcext:value-type="float">
            <text:p>5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6,000 to under €60,000</text:p>
          </table:table-cell>
          <table:table-cell office:value-type="float" office:value="541" calcext:value-type="float">
            <text:p>5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60,000 to under €90,000</text:p>
          </table:table-cell>
          <table:table-cell office:value-type="float" office:value="542" calcext:value-type="float">
            <text:p>5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90,000 to under €120,000</text:p>
          </table:table-cell>
          <table:table-cell office:value-type="float" office:value="543" calcext:value-type="float">
            <text:p>5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,000 or more</text:p>
          </table:table-cell>
          <table:table-cell office:value-type="float" office:value="544" calcext:value-type="float">
            <text:p>5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545" calcext:value-type="float">
            <text:p>5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Don't know)</text:p>
          </table:table-cell>
          <table:table-cell office:value-type="float" office:value="558" calcext:value-type="float">
            <text:p>5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559" calcext:value-type="float">
            <text:p>5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560" calcext:value-type="float">
            <text:p>5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561" calcext:value-type="float">
            <text:p>5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562" calcext:value-type="float">
            <text:p>5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563" calcext:value-type="float">
            <text:p>5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n't Know</text:p>
          </table:table-cell>
          <table:table-cell office:value-type="float" office:value="564" calcext:value-type="float">
            <text:p>5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Don't know)</text:p>
          </table:table-cell>
          <table:table-cell office:value-type="float" office:value="565" calcext:value-type="float">
            <text:p>5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ne/Primary not completed</text:p>
          </table:table-cell>
          <table:table-cell office:value-type="float" office:value="566" calcext:value-type="float">
            <text:p>5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or equivalent</text:p>
          </table:table-cell>
          <table:table-cell office:value-type="float" office:value="567" calcext:value-type="float">
            <text:p>5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568" calcext:value-type="float">
            <text:p>5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eaving Cert or equivalent</text:p>
          </table:table-cell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oma/Certificate...</text:p>
          </table:table-cell>
          <table:table-cell office:value-type="float" office:value="570" calcext:value-type="float">
            <text:p>5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degree...</text:p>
          </table:table-cell>
          <table:table-cell office:value-type="float" office:value="571" calcext:value-type="float">
            <text:p>5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st graduate/higher degree...</text:p>
          </table:table-cell>
          <table:table-cell office:value-type="float" office:value="572" calcext:value-type="float">
            <text:p>5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573" calcext:value-type="float">
            <text:p>5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574" calcext:value-type="float">
            <text:p>5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576" calcext:value-type="float">
            <text:p>5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577" calcext:value-type="float">
            <text:p>5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579" calcext:value-type="float">
            <text:p>5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Other</text:p>
          </table:table-cell>
          <table:table-cell office:value-type="float" office:value="581" calcext:value-type="float">
            <text:p>5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Don't know)</text:p>
          </table:table-cell>
          <table:table-cell office:value-type="float" office:value="582" calcext:value-type="float">
            <text:p>5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574" calcext:value-type="float">
            <text:p>5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576" calcext:value-type="float">
            <text:p>5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577" calcext:value-type="float">
            <text:p>5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Retired</text:p>
          </table:table-cell>
          <table:table-cell office:value-type="float" office:value="579" calcext:value-type="float">
            <text:p>5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Other</text:p>
          </table:table-cell>
          <table:table-cell office:value-type="float" office:value="581" calcext:value-type="float">
            <text:p>5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(Don't know)</text:p>
          </table:table-cell>
          <table:table-cell office:value-type="float" office:value="582" calcext:value-type="float">
            <text:p>5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 employee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584" calcext:value-type="float">
            <text:p>5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Work in own family's business</text:p>
          </table:table-cell>
          <table:table-cell office:value-type="float" office:value="585" calcext:value-type="float">
            <text:p>5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Don't know)</text:p>
          </table:table-cell>
          <table:table-cell office:value-type="float" office:value="586" calcext:value-type="float">
            <text:p>5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87" calcext:value-type="float">
            <text:p>5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594" calcext:value-type="float">
            <text:p>5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has complete control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598" calcext:value-type="float">
            <text:p>5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ne/Primary not completed</text:p>
          </table:table-cell>
          <table:table-cell office:value-type="float" office:value="611" calcext:value-type="float">
            <text:p>6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or equivalent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613" calcext:value-type="float">
            <text:p>6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eaving Cert or equivalent</text:p>
          </table:table-cell>
          <table:table-cell office:value-type="float" office:value="614" calcext:value-type="float">
            <text:p>6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oma/Certificate</text:p>
          </table:table-cell>
          <table:table-cell office:value-type="float" office:value="615" calcext:value-type="float">
            <text:p>6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Degree</text:p>
          </table:table-cell>
          <table:table-cell office:value-type="float" office:value="616" calcext:value-type="float">
            <text:p>6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st graduate/higher degree</text:p>
          </table:table-cell>
          <table:table-cell office:value-type="float" office:value="617" calcext:value-type="float">
            <text:p>6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619" calcext:value-type="float">
            <text:p>6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 Employed</text:p>
          </table:table-cell>
          <table:table-cell office:value-type="float" office:value="620" calcext:value-type="float">
            <text:p>6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621" calcext:value-type="float">
            <text:p>6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Father died/absent when respondent 14</text:p>
          </table:table-cell>
          <table:table-cell office:value-type="float" office:value="622" calcext:value-type="float">
            <text:p>6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623" calcext:value-type="float">
            <text:p>6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-24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Don't know)</text:p>
          </table:table-cell>
          <table:table-cell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</text:p>
          </table:table-cell>
          <table:table-cell office:value-type="float" office:value="628" calcext:value-type="float">
            <text:p>6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</text:p>
          </table:table-cell>
          <table:table-cell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</text:p>
          </table:table-cell>
          <table:table-cell office:value-type="float" office:value="630" calcext:value-type="float">
            <text:p>6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ment or administrators</text:p>
          </table:table-cell>
          <table:table-cell office:value-type="float" office:value="631" calcext:value-type="float">
            <text:p>6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/craft occupations</text:p>
          </table:table-cell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or service occupations.</text:p>
          </table:table-cell>
          <table:table-cell office:value-type="float" office:value="633" calcext:value-type="float">
            <text:p>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or service occupations</text:p>
          </table:table-cell>
          <table:table-cell office:value-type="float" office:value="634" calcext:value-type="float">
            <text:p>6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/junior manager</text:p>
          </table:table-cell>
          <table:table-cell office:value-type="float" office:value="635" calcext:value-type="float">
            <text:p>6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636" calcext:value-type="float">
            <text:p>6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ne/Primary not completed</text:p>
          </table:table-cell>
          <table:table-cell office:value-type="float" office:value="611" calcext:value-type="float">
            <text:p>6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or equivalent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613" calcext:value-type="float">
            <text:p>6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eaving Cert or equivalent</text:p>
          </table:table-cell>
          <table:table-cell office:value-type="float" office:value="614" calcext:value-type="float">
            <text:p>6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oma/Certificate</text:p>
          </table:table-cell>
          <table:table-cell office:value-type="float" office:value="615" calcext:value-type="float">
            <text:p>6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Degree</text:p>
          </table:table-cell>
          <table:table-cell office:value-type="float" office:value="616" calcext:value-type="float">
            <text:p>6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st graduate/higher degree</text:p>
          </table:table-cell>
          <table:table-cell office:value-type="float" office:value="617" calcext:value-type="float">
            <text:p>6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Don't know)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637" calcext:value-type="float">
            <text:p>6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 Employed</text:p>
          </table:table-cell>
          <table:table-cell office:value-type="float" office:value="638" calcext:value-type="float">
            <text:p>6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639" calcext:value-type="float">
            <text:p>6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Mother died/absent when respondent 14</text:p>
          </table:table-cell>
          <table:table-cell office:value-type="float" office:value="640" calcext:value-type="float">
            <text:p>6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Don't know)</text:p>
          </table:table-cell>
          <table:table-cell office:value-type="float" office:value="641" calcext:value-type="float">
            <text:p>6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-24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Don't know)</text:p>
          </table:table-cell>
          <table:table-cell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</text:p>
          </table:table-cell>
          <table:table-cell office:value-type="float" office:value="628" calcext:value-type="float">
            <text:p>6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</text:p>
          </table:table-cell>
          <table:table-cell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</text:p>
          </table:table-cell>
          <table:table-cell office:value-type="float" office:value="630" calcext:value-type="float">
            <text:p>6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ment or administrators</text:p>
          </table:table-cell>
          <table:table-cell office:value-type="float" office:value="631" calcext:value-type="float">
            <text:p>6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/craft occupations</text:p>
          </table:table-cell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or service occupations.</text:p>
          </table:table-cell>
          <table:table-cell office:value-type="float" office:value="633" calcext:value-type="float">
            <text:p>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or service occupations</text:p>
          </table:table-cell>
          <table:table-cell office:value-type="float" office:value="634" calcext:value-type="float">
            <text:p>6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/junior manager</text:p>
          </table:table-cell>
          <table:table-cell office:value-type="float" office:value="635" calcext:value-type="float">
            <text:p>6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636" calcext:value-type="float">
            <text:p>6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Since</text:p>
          </table:table-cell>
          <table:table-cell office:value-type="float" office:value="643" calcext:value-type="float">
            <text:p>6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 Since</text:p>
          </table:table-cell>
          <table:table-cell office:value-type="float" office:value="644" calcext:value-type="float">
            <text:p>6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 Since</text:p>
          </table:table-cell>
          <table:table-cell office:value-type="float" office:value="645" calcext:value-type="float">
            <text:p>6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 Since</text:p>
          </table:table-cell>
          <table:table-cell office:value-type="float" office:value="646" calcext:value-type="float">
            <text:p>6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Don't know)</text:p>
          </table:table-cell>
          <table:table-cell office:value-type="float" office:value="647" calcext:value-type="float">
            <text:p>6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670" calcext:value-type="float">
            <text:p>6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671" calcext:value-type="float">
            <text:p>6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2" calcext:value-type="float">
            <text:p>6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673" calcext:value-type="float">
            <text:p>6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y spouse/ partnenr</text:p>
          </table:table-cell>
          <table:table-cell office:value-type="float" office:value="674" calcext:value-type="float">
            <text:p>6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75" calcext:value-type="float">
            <text:p>6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676" calcext:value-type="float">
            <text:p>6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9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4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705" calcext:value-type="float">
            <text:p>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708" calcext:value-type="float">
            <text:p>7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713" calcext:value-type="float">
            <text:p>7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714" calcext:value-type="float">
            <text:p>7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715" calcext:value-type="float">
            <text:p>7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717" calcext:value-type="float">
            <text:p>7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718" calcext:value-type="float">
            <text:p>7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719" calcext:value-type="float">
            <text:p>7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720" calcext:value-type="float">
            <text:p>7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 home</text:p>
          </table:table-cell>
          <table:table-cell office:value-type="float" office:value="721" calcext:value-type="float">
            <text:p>7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722" calcext:value-type="float">
            <text:p>7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.</text:p>
          </table:table-cell>
          <table:table-cell office:value-type="float" office:value="723" calcext:value-type="float">
            <text:p>7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.No childcare needed (e.g. don't go out to work, always one parent at home)</text:p>
          </table:table-cell>
          <table:table-cell office:value-type="float" office:value="724" calcext:value-type="float">
            <text:p>7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</text:p>
          </table:table-cell>
          <table:table-cell office:value-type="float" office:value="725" calcext:value-type="float">
            <text:p>7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726" calcext:value-type="float">
            <text:p>7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727" calcext:value-type="float">
            <text:p>7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728" calcext:value-type="float">
            <text:p>7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729" calcext:value-type="float">
            <text:p>7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730" calcext:value-type="float">
            <text:p>7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Would like less childcare</text:p>
          </table:table-cell>
          <table:table-cell office:value-type="float" office:value="731" calcext:value-type="float">
            <text:p>7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732" calcext:value-type="float">
            <text:p>7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8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740" calcext:value-type="float">
            <text:p>7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741" calcext:value-type="float">
            <text:p>7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742" calcext:value-type="float">
            <text:p>74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hildren living apart not grown up</text:p>
          </table:table-cell>
          <table:table-cell office:value-type="float" office:value="743" calcext:value-type="float">
            <text:p>7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744" calcext:value-type="float">
            <text:p>7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755" calcext:value-type="float">
            <text:p>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757" calcext:value-type="float">
            <text:p>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About 4-5 years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764" calcext:value-type="float">
            <text:p>7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765" calcext:value-type="float">
            <text:p>7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767" calcext:value-type="float">
            <text:p>7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768" calcext:value-type="float">
            <text:p>7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769" calcext:value-type="float">
            <text:p>7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770" calcext:value-type="float">
            <text:p>7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...</text:p>
          </table:table-cell>
          <table:table-cell office:value-type="float" office:value="771" calcext:value-type="float">
            <text:p>7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772" calcext:value-type="float">
            <text:p>7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795" calcext:value-type="float">
            <text:p>79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797" calcext:value-type="float">
            <text:p>79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802" calcext:value-type="float">
            <text:p>8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803" calcext:value-type="float">
            <text:p>80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805" calcext:value-type="float">
            <text:p>8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806" calcext:value-type="float">
            <text:p>8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807" calcext:value-type="float">
            <text:p>8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811" calcext:value-type="float">
            <text:p>8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812" calcext:value-type="float">
            <text:p>8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813" calcext:value-type="float">
            <text:p>8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816" calcext:value-type="float">
            <text:p>8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817" calcext:value-type="float">
            <text:p>8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55 Would not be replaced</text:p>
          </table:table-cell>
          <table:table-cell office:value-type="float" office:value="818" calcext:value-type="float">
            <text:p>8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819" calcext:value-type="float">
            <text:p>8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827" calcext:value-type="float">
            <text:p>8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828" calcext:value-type="float">
            <text:p>8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829" calcext:value-type="float">
            <text:p>8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830" calcext:value-type="float">
            <text:p>8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831" calcext:value-type="float">
            <text:p>8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32" calcext:value-type="float">
            <text:p>8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833" calcext:value-type="float">
            <text:p>8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834" calcext:value-type="float">
            <text:p>8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835" calcext:value-type="float">
            <text:p>8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836" calcext:value-type="float">
            <text:p>8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837" calcext:value-type="float">
            <text:p>83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838" calcext:value-type="float">
            <text:p>8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39" calcext:value-type="float">
            <text:p>8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840" calcext:value-type="float">
            <text:p>8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 education</text:p>
          </table:table-cell>
          <table:table-cell office:value-type="float" office:value="849" calcext:value-type="float">
            <text:p>84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Group/Inter/Junior Certificate</text:p>
          </table:table-cell>
          <table:table-cell office:value-type="float" office:value="850" calcext:value-type="float">
            <text:p>8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Leaving Certificate</text:p>
          </table:table-cell>
          <table:table-cell office:value-type="float" office:value="851" calcext:value-type="float">
            <text:p>85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Diploma/Certificate (not a degree)</text:p>
          </table:table-cell>
          <table:table-cell office:value-type="float" office:value="852" calcext:value-type="float">
            <text:p>8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/Undergraduate degree (Bachelors degree)</text:p>
          </table:table-cell>
          <table:table-cell office:value-type="float" office:value="853" calcext:value-type="float">
            <text:p>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Higher or post-graduate degree (Masters/PhD etc.)</text:p>
          </table:table-cell>
          <table:table-cell office:value-type="float" office:value="854" calcext:value-type="float">
            <text:p>8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855" calcext:value-type="float">
            <text:p>85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856" calcext:value-type="float">
            <text:p>85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...far too much to do</text:p>
          </table:table-cell>
          <table:table-cell office:value-type="float" office:value="862" calcext:value-type="float">
            <text:p>86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</text:p>
          </table:table-cell>
          <table:table-cell office:value-type="float" office:value="863" calcext:value-type="float">
            <text:p>8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</text:p>
          </table:table-cell>
          <table:table-cell office:value-type="float" office:value="864" calcext:value-type="float">
            <text:p>8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</text:p>
          </table:table-cell>
          <table:table-cell office:value-type="float" office:value="866" calcext:value-type="float">
            <text:p>8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867" calcext:value-type="float">
            <text:p>8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Male</text:p>
          </table:table-cell>
          <table:table-cell office:value-type="float" office:value="881" calcext:value-type="float">
            <text:p>8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Female</text:p>
          </table:table-cell>
          <table:table-cell office:value-type="float" office:value="882" calcext:value-type="float">
            <text:p>8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(Don't know)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892" calcext:value-type="float">
            <text:p>8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893" calcext:value-type="float">
            <text:p>8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894" calcext:value-type="float">
            <text:p>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</text:p>
          </table:table-cell>
          <table:table-cell office:value-type="float" office:value="895" calcext:value-type="float">
            <text:p>8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896" calcext:value-type="float">
            <text:p>8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892" calcext:value-type="float">
            <text:p>8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893" calcext:value-type="float">
            <text:p>8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894" calcext:value-type="float">
            <text:p>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895" calcext:value-type="float">
            <text:p>8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896" calcext:value-type="float">
            <text:p>8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Dermot Ahern</text:p>
          </table:table-cell>
          <table:table-cell office:value-type="float" office:value="897" calcext:value-type="float">
            <text:p>8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Brian Cowan</text:p>
          </table:table-cell>
          <table:table-cell office:value-type="float" office:value="898" calcext:value-type="float">
            <text:p>8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Mary Hanafin</text:p>
          </table:table-cell>
          <table:table-cell office:value-type="float" office:value="899" calcext:value-type="float">
            <text:p>8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Mary Harney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(Don't know)</text:p>
          </table:table-cell>
          <table:table-cell office:value-type="float" office:value="901" calcext:value-type="float">
            <text:p>9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Labour</text:p>
          </table:table-cell>
          <table:table-cell office:value-type="float" office:value="902" calcext:value-type="float">
            <text:p>9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Fianna Fáil</text:p>
          </table:table-cell>
          <table:table-cell office:value-type="float" office:value="903" calcext:value-type="float">
            <text:p>9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Fianna Gael</text:p>
          </table:table-cell>
          <table:table-cell office:value-type="float" office:value="904" calcext:value-type="float">
            <text:p>9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Green party</text:p>
          </table:table-cell>
          <table:table-cell office:value-type="float" office:value="905" calcext:value-type="float">
            <text:p>9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(Don't know)</text:p>
          </table:table-cell>
          <table:table-cell office:value-type="float" office:value="906" calcext:value-type="float">
            <text:p>9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a bigger proportion of their earnings in income tax than someone on a high income</text:p>
          </table:table-cell>
          <table:table-cell office:value-type="float" office:value="907" calcext:value-type="float">
            <text:p>9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the same proportion.</text:p>
          </table:table-cell>
          <table:table-cell office:value-type="float" office:value="908" calcext:value-type="float">
            <text:p>9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or a smaller proportion of their earnings in income tax?</text:p>
          </table:table-cell>
          <table:table-cell office:value-type="float" office:value="909" calcext:value-type="float">
            <text:p>9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(Don't know)</text:p>
          </table:table-cell>
          <table:table-cell office:value-type="float" office:value="910" calcext:value-type="float">
            <text:p>9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France</text:p>
          </table:table-cell>
          <table:table-cell office:value-type="float" office:value="911" calcext:value-type="float">
            <text:p>9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Great Britain</text:p>
          </table:table-cell>
          <table:table-cell office:value-type="float" office:value="912" calcext:value-type="float">
            <text:p>9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Germany</text:p>
          </table:table-cell>
          <table:table-cell office:value-type="float" office:value="913" calcext:value-type="float">
            <text:p>9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Russia</text:p>
          </table:table-cell>
          <table:table-cell office:value-type="float" office:value="914" calcext:value-type="float">
            <text:p>9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hina</text:p>
          </table:table-cell>
          <table:table-cell office:value-type="float" office:value="915" calcext:value-type="float">
            <text:p>9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Japan</text:p>
          </table:table-cell>
          <table:table-cell office:value-type="float" office:value="916" calcext:value-type="float">
            <text:p>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anada</text:p>
          </table:table-cell>
          <table:table-cell office:value-type="float" office:value="917" calcext:value-type="float">
            <text:p>9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U.S.</text:p>
          </table:table-cell>
          <table:table-cell office:value-type="float" office:value="918" calcext:value-type="float">
            <text:p>9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Other country/countries (specify)</text:p>
          </table:table-cell>
          <table:table-cell office:value-type="float" office:value="919" calcext:value-type="float">
            <text:p>9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ouldn't name any country</text:p>
          </table:table-cell>
          <table:table-cell office:value-type="float" office:value="920" calcext:value-type="float">
            <text:p>9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(Don't know)</text:p>
          </table:table-cell>
          <table:table-cell office:value-type="float" office:value="921" calcext:value-type="float">
            <text:p>9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Residents</text:p>
          </table:table-cell>
          <table:table-cell office:value-type="float" office:value="922" calcext:value-type="float">
            <text:p>9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Taxpayers</text:p>
          </table:table-cell>
          <table:table-cell office:value-type="float" office:value="923" calcext:value-type="float">
            <text:p>9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Legal Residents</text:p>
          </table:table-cell>
          <table:table-cell office:value-type="float" office:value="924" calcext:value-type="float">
            <text:p>9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Citizens</text:p>
          </table:table-cell>
          <table:table-cell office:value-type="float" office:value="925" calcext:value-type="float">
            <text:p>9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(Don't know)</text:p>
          </table:table-cell>
          <table:table-cell office:value-type="float" office:value="926" calcext:value-type="float">
            <text:p>9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7" calcext:value-type="float">
            <text:p>9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8" calcext:value-type="float">
            <text:p>9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9" calcext:value-type="float">
            <text:p>9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30" calcext:value-type="float">
            <text:p>9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(Don't know)</text:p>
          </table:table-cell>
          <table:table-cell office:value-type="float" office:value="931" calcext:value-type="float">
            <text:p>9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usband/wife/partner</text:p>
          </table:table-cell>
          <table:table-cell office:value-type="float" office:value="938" calcext:value-type="float">
            <text:p>9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939" calcext:value-type="float">
            <text:p>9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arent/parent-in-law/step-parent/parent's parent</text:p>
          </table:table-cell>
          <table:table-cell office:value-type="float" office:value="940" calcext:value-type="float">
            <text:p>9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relative</text:p>
          </table:table-cell>
          <table:table-cell office:value-type="float" office:value="941" calcext:value-type="float">
            <text:p>94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non-relative</text:p>
          </table:table-cell>
          <table:table-cell office:value-type="float" office:value="942" calcext:value-type="float">
            <text:p>9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(Don't know)</text:p>
          </table:table-cell>
          <table:table-cell office:value-type="float" office:value="943" calcext:value-type="float">
            <text:p>9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 no trust at all</text:p>
          </table:table-cell>
          <table:table-cell office:value-type="float" office:value="968" calcext:value-type="float">
            <text:p>9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69" calcext:value-type="float">
            <text:p>9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none or almost none</text:p>
          </table:table-cell>
          <table:table-cell office:value-type="float" office:value="978" calcext:value-type="float">
            <text:p>9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up to a quarter of the time</text:p>
          </table:table-cell>
          <table:table-cell office:value-type="float" office:value="979" calcext:value-type="float">
            <text:p>9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a quarter up to half of the time</text:p>
          </table:table-cell>
          <table:table-cell office:value-type="float" office:value="980" calcext:value-type="float">
            <text:p>9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half up to a quarter of the time</text:p>
          </table:table-cell>
          <table:table-cell office:value-type="float" office:value="981" calcext:value-type="float">
            <text:p>9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three quarters less than all the time</text:p>
          </table:table-cell>
          <table:table-cell office:value-type="float" office:value="982" calcext:value-type="float">
            <text:p>98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all or nearly all the time</text:p>
          </table:table-cell>
          <table:table-cell office:value-type="float" office:value="983" calcext:value-type="float">
            <text:p>9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984" calcext:value-type="float">
            <text:p>9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none or almost none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up tu a quarter of the time</text:p>
          </table:table-cell>
          <table:table-cell office:value-type="float" office:value="986" calcext:value-type="float">
            <text:p>9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a quarter up to half of the time</text:p>
          </table:table-cell>
          <table:table-cell office:value-type="float" office:value="987" calcext:value-type="float">
            <text:p>98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half of the time up to three quarters of the time</text:p>
          </table:table-cell>
          <table:table-cell office:value-type="float" office:value="988" calcext:value-type="float">
            <text:p>9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three quarters less than all the time</text:p>
          </table:table-cell>
          <table:table-cell office:value-type="float" office:value="989" calcext:value-type="float">
            <text:p>9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all or nearly all of the time</text:p>
          </table:table-cell>
          <table:table-cell office:value-type="float" office:value="990" calcext:value-type="float">
            <text:p>9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991" calcext:value-type="float">
            <text:p>9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not at all varied</text:p>
          </table:table-cell>
          <table:table-cell office:value-type="float" office:value="1003" calcext:value-type="float">
            <text:p>10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a little varied</text:p>
          </table:table-cell>
          <table:table-cell office:value-type="float" office:value="1004" calcext:value-type="float">
            <text:p>10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quite varied</text:p>
          </table:table-cell>
          <table:table-cell office:value-type="float" office:value="1005" calcext:value-type="float">
            <text:p>10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very varied</text:p>
          </table:table-cell>
          <table:table-cell office:value-type="float" office:value="1006" calcext:value-type="float">
            <text:p>10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(Don't know)</text:p>
          </table:table-cell>
          <table:table-cell office:value-type="float" office:value="1007" calcext:value-type="float">
            <text:p>10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not at all secure</text:p>
          </table:table-cell>
          <table:table-cell office:value-type="float" office:value="1008" calcext:value-type="float">
            <text:p>10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a little secure</text:p>
          </table:table-cell>
          <table:table-cell office:value-type="float" office:value="1009" calcext:value-type="float">
            <text:p>10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quite secure</text:p>
          </table:table-cell>
          <table:table-cell office:value-type="float" office:value="1010" calcext:value-type="float">
            <text:p>10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very secure</text:p>
          </table:table-cell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(Don't know)</text:p>
          </table:table-cell>
          <table:table-cell office:value-type="float" office:value="1012" calcext:value-type="float">
            <text:p>10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not at all at risk</text:p>
          </table:table-cell>
          <table:table-cell office:value-type="float" office:value="1013" calcext:value-type="float">
            <text:p>10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a little at risk</text:p>
          </table:table-cell>
          <table:table-cell office:value-type="float" office:value="1014" calcext:value-type="float">
            <text:p>101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quite a lot at risk</text:p>
          </table:table-cell>
          <table:table-cell office:value-type="float" office:value="1015" calcext:value-type="float">
            <text:p>10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very much at risk</text:p>
          </table:table-cell>
          <table:table-cell office:value-type="float" office:value="1016" calcext:value-type="float">
            <text:p>101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(Don't know)</text:p>
          </table:table-cell>
          <table:table-cell office:value-type="float" office:value="1017" calcext:value-type="float">
            <text:p>101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A woman should be prepared to cut down on her paid work for the sake of the family</text:p>
          </table:table-cell>
          <table:table-cell office:value-type="float" office:value="1018" calcext:value-type="float">
            <text:p>10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A woman should not have to cut down on her paid work for the sake of the family</text:p>
          </table:table-cell>
          <table:table-cell office:value-type="float" office:value="1022" calcext:value-type="float">
            <text:p>10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(Don't know)</text:p>
          </table:table-cell>
          <table:table-cell office:value-type="float" office:value="1023" calcext:value-type="float">
            <text:p>102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Men should take as much responsibility as women for the home and the children</text:p>
          </table:table-cell>
          <table:table-cell office:value-type="float" office:value="1024" calcext:value-type="float">
            <text:p>102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Women should take more responsibility for the home and the children</text:p>
          </table:table-cell>
          <table:table-cell office:value-type="float" office:value="1028" calcext:value-type="float">
            <text:p>10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(Don't know)</text:p>
          </table:table-cell>
          <table:table-cell office:value-type="float" office:value="1029" calcext:value-type="float">
            <text:p>10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When jobs are scarce men should have more right to a job than women</text:p>
          </table:table-cell>
          <table:table-cell office:value-type="float" office:value="1030" calcext:value-type="float">
            <text:p>10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2" calcext:value-type="float">
            <text:p>2</text:p>
          </table:table-cell>
          <table:table-cell office:value-type="float" office:value="1031" calcext:value-type="float">
            <text:p>103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4" calcext:value-type="float">
            <text:p>4</text:p>
          </table:table-cell>
          <table:table-cell office:value-type="float" office:value="1033" calcext:value-type="float">
            <text:p>10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When jobs are scarce women should have the same right to a job as men</text:p>
          </table:table-cell>
          <table:table-cell office:value-type="float" office:value="1034" calcext:value-type="float">
            <text:p>10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(Don't know)</text:p>
          </table:table-cell>
          <table:table-cell office:value-type="float" office:value="1035" calcext:value-type="float">
            <text:p>10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agree stronlgly</text:p>
          </table:table-cell>
          <table:table-cell office:value-type="float" office:value="1036" calcext:value-type="float">
            <text:p>103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agree</text:p>
          </table:table-cell>
          <table:table-cell office:value-type="float" office:value="1037" calcext:value-type="float">
            <text:p>10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38" calcext:value-type="float">
            <text:p>10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disagree</text:p>
          </table:table-cell>
          <table:table-cell office:value-type="float" office:value="1039" calcext:value-type="float">
            <text:p>10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disagree strongly</text:p>
          </table:table-cell>
          <table:table-cell office:value-type="float" office:value="1040" calcext:value-type="float">
            <text:p>10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(Don't know)</text:p>
          </table:table-cell>
          <table:table-cell office:value-type="float" office:value="1041" calcext:value-type="float">
            <text:p>10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not at all varied</text:p>
          </table:table-cell>
          <table:table-cell office:value-type="float" office:value="1042" calcext:value-type="float">
            <text:p>10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3" calcext:value-type="float">
            <text:p>3</text:p>
          </table:table-cell>
          <table:table-cell office:value-type="float" office:value="1045" calcext:value-type="float">
            <text:p>10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4" calcext:value-type="float">
            <text:p>4</text:p>
          </table:table-cell>
          <table:table-cell office:value-type="float" office:value="1046" calcext:value-type="float">
            <text:p>10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5" calcext:value-type="float">
            <text:p>5</text:p>
          </table:table-cell>
          <table:table-cell office:value-type="float" office:value="1047" calcext:value-type="float">
            <text:p>104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6" calcext:value-type="float">
            <text:p>6</text:p>
          </table:table-cell>
          <table:table-cell office:value-type="float" office:value="1048" calcext:value-type="float">
            <text:p>104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7" calcext:value-type="float">
            <text:p>7</text:p>
          </table:table-cell>
          <table:table-cell office:value-type="float" office:value="1049" calcext:value-type="float">
            <text:p>104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9" calcext:value-type="float">
            <text:p>9</text:p>
          </table:table-cell>
          <table:table-cell office:value-type="float" office:value="1051" calcext:value-type="float">
            <text:p>10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<text:s/>very varied</text:p>
          </table:table-cell>
          <table:table-cell office:value-type="float" office:value="1052" calcext:value-type="float">
            <text:p>105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(Don't know)</text:p>
          </table:table-cell>
          <table:table-cell office:value-type="float" office:value="1053" calcext:value-type="float">
            <text:p>10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not at all secure</text:p>
          </table:table-cell>
          <table:table-cell office:value-type="float" office:value="1054" calcext:value-type="float">
            <text:p>105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3" calcext:value-type="float">
            <text:p>3</text:p>
          </table:table-cell>
          <table:table-cell office:value-type="float" office:value="1057" calcext:value-type="float">
            <text:p>10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4" calcext:value-type="float">
            <text:p>4</text:p>
          </table:table-cell>
          <table:table-cell office:value-type="float" office:value="1058" calcext:value-type="float">
            <text:p>10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5" calcext:value-type="float">
            <text:p>5</text:p>
          </table:table-cell>
          <table:table-cell office:value-type="float" office:value="1059" calcext:value-type="float">
            <text:p>105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6" calcext:value-type="float">
            <text:p>6</text:p>
          </table:table-cell>
          <table:table-cell office:value-type="float" office:value="1060" calcext:value-type="float">
            <text:p>10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7" calcext:value-type="float">
            <text:p>7</text:p>
          </table:table-cell>
          <table:table-cell office:value-type="float" office:value="1061" calcext:value-type="float">
            <text:p>106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8" calcext:value-type="float">
            <text:p>8</text:p>
          </table:table-cell>
          <table:table-cell office:value-type="float" office:value="1062" calcext:value-type="float">
            <text:p>106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<text:s/>very secure</text:p>
          </table:table-cell>
          <table:table-cell office:value-type="float" office:value="1064" calcext:value-type="float">
            <text:p>106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(Don't know)</text:p>
          </table:table-cell>
          <table:table-cell office:value-type="float" office:value="1065" calcext:value-type="float">
            <text:p>10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not at all at risk</text:p>
          </table:table-cell>
          <table:table-cell office:value-type="float" office:value="1066" calcext:value-type="float">
            <text:p>106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5" calcext:value-type="float">
            <text:p>5</text:p>
          </table:table-cell>
          <table:table-cell office:value-type="float" office:value="1071" calcext:value-type="float">
            <text:p>107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6" calcext:value-type="float">
            <text:p>6</text:p>
          </table:table-cell>
          <table:table-cell office:value-type="float" office:value="1072" calcext:value-type="float">
            <text:p>10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7" calcext:value-type="float">
            <text:p>7</text:p>
          </table:table-cell>
          <table:table-cell office:value-type="float" office:value="1073" calcext:value-type="float">
            <text:p>10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8" calcext:value-type="float">
            <text:p>8</text:p>
          </table:table-cell>
          <table:table-cell office:value-type="float" office:value="1074" calcext:value-type="float">
            <text:p>10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<text:s/>very much at risk</text:p>
          </table:table-cell>
          <table:table-cell office:value-type="float" office:value="1076" calcext:value-type="float">
            <text:p>107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(Don't know)</text:p>
          </table:table-cell>
          <table:table-cell office:value-type="float" office:value="1077" calcext:value-type="float">
            <text:p>10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Agree strongly</text:p>
          </table:table-cell>
          <table:table-cell office:value-type="float" office:value="1090" calcext:value-type="float">
            <text:p>10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agree</text:p>
          </table:table-cell>
          <table:table-cell office:value-type="float" office:value="1091" calcext:value-type="float">
            <text:p>10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92" calcext:value-type="float">
            <text:p>10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disagree</text:p>
          </table:table-cell>
          <table:table-cell office:value-type="float" office:value="1093" calcext:value-type="float">
            <text:p>109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disagree strongly</text:p>
          </table:table-cell>
          <table:table-cell office:value-type="float" office:value="1094" calcext:value-type="float">
            <text:p>10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(Don't know)</text:p>
          </table:table-cell>
          <table:table-cell office:value-type="float" office:value="1095" calcext:value-type="float">
            <text:p>10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agree stronbgly</text:p>
          </table:table-cell>
          <table:table-cell office:value-type="float" office:value="1096" calcext:value-type="float">
            <text:p>10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agree</text:p>
          </table:table-cell>
          <table:table-cell office:value-type="float" office:value="1097" calcext:value-type="float">
            <text:p>109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98" calcext:value-type="float">
            <text:p>10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disagree</text:p>
          </table:table-cell>
          <table:table-cell office:value-type="float" office:value="1099" calcext:value-type="float">
            <text:p>10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disagree strongly</text:p>
          </table:table-cell>
          <table:table-cell office:value-type="float" office:value="1100" calcext:value-type="float">
            <text:p>1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(Don't know)</text:p>
          </table:table-cell>
          <table:table-cell office:value-type="float" office:value="1101" calcext:value-type="float">
            <text:p>11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I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you a few questions about politics and govern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n this section I would like to ask you for a few details about yourself and the others in your household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22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3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THESE QUESTIONS ARE FOR THE INTERVIEWER TO ANSW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´d like to talk about housework as described on the card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 we mean things done around the home, such as cooking, washing, cleaning, care of clothes, shopping,maintenance of property,but not including childcare and leisure activities.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and women and their place in the family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 please tell me how much you agree or disagree with the following statements.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We´d like to ask you about housework.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By housework we mean things done around the home, such as cooking, washing, cleaning, care of clothes, shopping,maintenance of property, but not including childcare, looking after other people and leisure activities.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The next three questions are about your current job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e´d like to ask you about housework.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By housework we mean things done around the home , such as cooking, washing, cleaning, care of clothes, shopping, maintenance of property, but not including childcare, looking after people and leisure activities.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f you had to chose between the following options which would you prefer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If you had to choose between the following options which one would you prefer?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Please indicate how much you agree or disagree with each of the following statements about men and women and their place in the family.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Instruction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Show card 13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how Card 14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Show Card 15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how Card 16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how Card 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lease use card 24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lease use card 25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lease use card 27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lease choose one answer from card 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9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9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9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9.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ard 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nterviewer Show Card 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nterviewer Show Card 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nterviewer Show Card 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READ OUT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Still 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Still 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Still 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Still 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Still 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Card 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ard 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till Card 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till Card 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6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Card 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Card 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Still Card 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7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Interviewer Code Gend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Card 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Card 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Card 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Card 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Card 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de all that apply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Please tick on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28:21.874420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30:33.068044760</dc:date>
    <meta:editing-duration>PT4M26S</meta:editing-duration>
    <meta:editing-cycles>8</meta:editing-cycles>
    <meta:generator>LibreOffice/6.0.7.3$Linux_X86_64 LibreOffice_project/00m0$Build-3</meta:generator>
    <meta:document-statistic meta:table-count="4" meta:cell-count="14753" meta:object-count="0"/>
  </office:meta>
</office:document-meta>
</file>